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test data on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d data from MPU (PROBLEM MPU has te same i2c address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another I2C buss (from main fork)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 data from MPU6050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ad data from <text:s/>HMC5883L <text:s/>(magnitometr) <text:s/>(don’t work)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 motion sensor 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6:38:04.865400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30T18:19:50.696225593</dc:date>
    <meta:editing-duration>P17DT1H19M30S</meta:editing-duration>
    <meta:editing-cycles>75</meta:editing-cycles>
    <meta:document-statistic meta:table-count="1" meta:cell-count="132" meta:object-count="0"/>
  </office:meta>
</office:document-meta>
</file>